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text-properties style:font-name="Source Code Pro" fo:language="zxx" fo:country="none" style:language-asian="zxx" style:country-asian="none" style:language-complex="zxx" style:country-complex="none"/>
    </style:style>
    <style:style style:name="P10"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fo:language="en" fo:country="US" officeooo:rsid="00241501"/>
    </style:style>
    <style:style style:name="T5" style:family="text">
      <style:text-properties officeooo:rsid="0018a14e"/>
    </style:style>
    <style:style style:name="T6" style:family="text">
      <style:text-properties officeooo:rsid="0020b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6"/>
      <text:p text:style-name="P1">Keyword:</text:p>
      <text:p text:style-name="P1">nil<text:tab/>crc<text:tab/>crc<text:tab/>prg<text:tab/>pr<text:span text:style-name="T2">c</text:span><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put – has an action similar to the PUT command. Displays values on the screen.</text:p>
      <text:p text:style-name="P2">add – has an action similar to the ADD command. Addition.</text:p>
      <text:p text:style-name="P2">subt – has an action similar to the SUBT command. Subtraction</text:p>
      <text:p text:style-name="P2">mult – has an action similar to MULT. Multiplication.</text:p>
      <text:p text:style-name="P2"><text:soft-page-break/>div – has an action similar to DIV. Division.</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5">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Section 1. Commands, flags and directives.</text:p>
      <text:p text:style-name="P1"/>
      <text:p text:style-name="P1">1.1 Commands (Keywords).</text:p>
      <text:p text:style-name="P1">A command is an action that can be performed by a certain executor. As you can see from the directory above, there are not so many commands in nom, but despite this, almost any means of modern programming languages are also implemented in nom.</text:p>
      <text:p text:style-name="P1">Commands are the main part of any nom program, all commands can be divided into two types: specific and General-purpose. For example, the nil keyword is specific and does not require additional information, and the crg is a General-purpose keyword, the Onon requires specification in the form of flags and data.</text:p>
      <text:p text:style-name="P1"/>
      <text:p text:style-name="P1"><text:soft-page-break/>1.2 Flags.</text:p>
      <text:p text:style-name="P1">As mentioned above, most of the commands require specification, one of the ways to do this are flags, they can be used for 3 purposes: to specify the action of the command, specify the type of data or their address, set the condition of the team. Let's deal with everything in order.</text:p>
      <text:p text:style-name="P1">Flags specifying a command action can indicate an object of influence or a group of objects. For example, the clear command requires a flag indicating what to clear. Or, a more abstract example, there is a command: "water the Flowers", but this is a General-purpose command, as flowers can be watered in different ways, so that the performer, for example, a person, better understood the command "Fields flowers" we can clarify that you need to water only daisies, that is, in this case, "daisies" is the flag given to the team "Fields flowers".</text:p>
      <text:p text:style-name="P1"/>
      <text:p text:style-name="P1">1.3 Directive<text:span text:style-name="T4">s</text:span>.</text:p>
      <text:p text:style-name="P1">Directives are a special type of keywords that can influence the work of the program, going back to the past example with flowers, we can say "Fields flowers when you want", here "when you want" can be considered a Directive so-as flowers can be watered now, and may not be watered at all. </text:p>
      <text:p text:style-name="P1"/>
      <text:p text:style-name="P1">Section 2. Standard type of program.</text:p>
      <text:p text:style-name="P1"/>
      <text:p text:style-name="P1">2.1 the Directive of the entry point into the program.</text:p>
      <text:p text:style-name="P1">The main program code on the nom must be located after the Directive .main (it doesn't need flags and data). When you run the TVM program, the first thing is looking for a Directive .main, after which the code starts to execute.</text:p>
      <text:p text:style-name="P1"/>
      <text:p text:style-name="P1">2.2 end of program Directive.</text:p>
      <text:p text:style-name="P1">When the main code ends, and everything below it should not be executed without a special call, it is required to put a <text:span text:style-name="T4">d</text:span>irective .end, after which the program will be terminated.</text:p>
      <text:p text:style-name="P1"/>
      <text:p text:style-name="P1">2.3 Standard view of the program.</text:p>
      <text:p text:style-name="P1">Taking into account all the above, it is not difficult to guess that any program on nom has the following structure:</text:p>
      <text:p text:style-name="P1"/>
      <text:p text:style-name="P5">// Some code</text:p>
      <text:p text:style-name="P5">.main</text:p>
      <text:p text:style-name="P5">// Main code</text:p>
      <text:p text:style-name="P5">.end </text:p>
      <text:p text:style-name="P5">// Here the code can also be</text:p>
      <text:p text:style-name="P1"/>
      <text:p text:style-name="P1">As you can see from the code above, the whole main part of the program should be located between the directives .main &amp; .end, and above them or below is the part of the program that will be called from the main, such as procedures. </text:p>
      <text:p text:style-name="P1"/>
      <text:p text:style-name="P1">Section 3. Programming.</text:p>
      <text:p text:style-name="P1"/>
      <text:p text:style-name="P1">3.1 data Types.</text:p>
      <text:p text:style-name="P1">Nom has 3 types of data: numbers, addresses, and symbols.</text:p>
      <text:p text:style-name="P1">Numeric data types are indicated by flags (_stdi, _vwr).</text:p>
      <text:p text:style-name="P1">Addresses are represented by a flag (_stda).</text:p>
      <text:p text:style-name="P1">For characters (ASCII) use flags (_stdc, _cwr). </text:p>
      <text:p text:style-name="P1"/>
      <text:p text:style-name="P1">3.2 Registers.</text:p>
      <text:p text:style-name="P1">A register is a block of TVM memory that you can use to store any data. In total, the TVM 64 registers each of which can store values in the approximate range from 2 147 483 648 to +2 147 483 <text:soft-page-break/>647 ahhh! In order to put a value in the register is required to start to refer to it. To do this, there is a keyword crg, it requires a flag denoting the type of data transmitted, in our case, we will immediately pass the address of the register, so we use the flag to denote addresses (_stda), and as the address we pass a two-digit number the first digit of which will be the row number (0 — 7) and the column number (0 — 7), as registers TVM, organized by table type.</text:p>
      <text:p text:style-name="P1">Once mA has accessed the register we can write the value into it. To do this, there is a keyword prc, which takes as data the value to be written to the address that is the flag, in our case, the address is not needed, because we have already turned to the register, so we pass a flag (_stdi), in order to specify that we pass as data a number. What we eventually got can be seen in the following piece of code:</text:p>
      <text:p text:style-name="P1"/>
      <text:p text:style-name="P5">.main</text:p>
      <text:p text:style-name="P5">crg _stda 00</text:p>
      <text:p text:style-name="P5">prc _stdi 123</text:p>
      <text:p text:style-name="P5">.end</text:p>
      <text:p text:style-name="P1"/>
      <text:p text:style-name="P1">Explanations. The first line starts the program, as there is a Directive to enter the program (.main), then we refer to the register at 00, zero row, zero column. </text:p>
      <text:p text:style-name="P1"/>
      <text:p text:style-name="P1">3.3 <text:span text:style-name="T4">Accumulator</text:span>.</text:p>
      <text:p text:style-name="P1">The <text:span text:style-name="T4">accumulator</text:span> is a TVM memory unit in which it is most convenient to perform arithmetic operations. In order to write to the <text:span text:style-name="T4">accumulator</text:span> any value in the nom, in the absence of a special command for this, you need to use the command of summation and subtraction. For example:</text:p>
      <text:p text:style-name="P1"/>
      <text:p text:style-name="P5">.main</text:p>
      <text:p text:style-name="P5">add _acc _vwr 5</text:p>
      <text:p text:style-name="P5">.end <text:s/></text:p>
      <text:p text:style-name="P1"/>
      <text:p text:style-name="P1">Explanations. As in the first example, we start the program with a <text:span text:style-name="T4">d</text:span>irective to enter the program. Next, we call the add command, which requires one flag denoting the address to the value to which it points will be added value, the next flag indicates the type of value that we add, in our case this flag (_vwr) means that the next value is ready, not the address, and the value itself.</text:p>
      <text:p text:style-name="P1"/>
      <text:p text:style-name="P1">3.4 Stack.</text:p>
      <text:p text:style-name="P1">Stack — a special type of data is a set of elements organized on the principle of "last come first out". Nom has a built-in stack and special commands to interact with it: push, eject, sum, output.</text:p>
      <text:p text:style-name="P1"/>
      <text:p text:style-name="P1">3.5 Comments.</text:p>
      <text:p text:style-name="P1">Comments allow you to leave notes in the code, in nom all comments are multi-line, single-line, no. The text of the comment is framed on both sides by a sign (*), as in the example below:</text:p>
      <text:p text:style-name="P1"/>
      <text:p text:style-name="P1">* This is a comment *</text:p>
      <text:p text:style-name="P1"/>
      <text:p text:style-name="P1">3.6 <text:span text:style-name="T4">Output</text:span>.</text:p>
      <text:p text:style-name="P1">Output to nom is done character by character, so for the program "Hello, world", the text is required to display character by character, in the standard output can be displayed only numbers and characters, to display characters using the flag (_stda). To output to the standard output stream (hereinafter stdout), there is a put command that first takes a flag with the address of the data to be output (_acc, _stack, register address), or not directly the character code that you want to output, followed by a flag that explains how to output data: (_stdi, _stdc) – for addresses (_vwr, _cwr) – for direct character codes. For example: </text:p>
      <text:p text:style-name="P1"/>
      <text:p text:style-name="P5"><text:soft-page-break/>.main</text:p>
      <text:p text:style-name="P5">put 65 _cwr</text:p>
      <text:p text:style-name="P5">.end</text:p>
      <text:p text:style-name="P1"/>
      <text:p text:style-name="P1">Explanations. In this example, we called the put command (keyword) with two flags: the first is replaced by the output character code (capital letter A), the second indicates that the first flag is the direct character code.</text:p>
      <text:p text:style-name="P1"/>
      <text:p text:style-name="P5">.main</text:p>
      <text:p text:style-name="P5">put 00 _stdi</text:p>
      <text:p text:style-name="P5">.end</text:p>
      <text:p text:style-name="P1"/>
      <text:p text:style-name="P1">Explanations. In this example, we call put, passing the register address (00) first, and then specifying that the register value is to be output as a number.</text:p>
      <text:p text:style-name="P1"/>
      <text:p text:style-name="P1">3.7 Input.</text:p>
      <text:p text:style-name="P1">Input as well as output to the nom is made by character, for input use the command input, which as the first flag takes the address to which then write the entered number or character, and then followed by a flag with the type of the input value, (_stdi, _stdc) for numbers and characters, respectively. Example:</text:p>
      <text:p text:style-name="P1"/>
      <text:p text:style-name="P5">.main</text:p>
      <text:p text:style-name="P5">input 00 _stdi</text:p>
      <text:p text:style-name="P5">.end</text:p>
      <text:p text:style-name="P1"/>
      <text:p text:style-name="P1">Explanations. Here we called the input command with two flags: the first is replaced by the address of the register in which the entry will be made, and the second flag indicates that a number will be entered.</text:p>
      <text:p text:style-name="P1"/>
      <text:p text:style-name="P5">.main</text:p>
      <text:p text:style-name="P5">input _acc _stdc</text:p>
      <text:p text:style-name="P5">put _acc _stdc</text:p>
      <text:p text:style-name="P5">.end</text:p>
      <text:p text:style-name="P1"/>
      <text:p text:style-name="P1">Explanations. In this code sample, we first introduce the character into the accumulator, and then using put commands derive an input character. Note that we use the flag (_acc) as the input and output address, thus indicating that the data needs to be written or read from the <text:span text:style-name="T4">accumulator</text:span>.</text:p>
      <text:p text:style-name="P1"/>
      <text:p text:style-name="P1">More examples can be found in the ...\docs\sample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5-04T07:53:13.195000000</dc:date>
    <meta:editing-duration>PT34M28S</meta:editing-duration>
    <meta:editing-cycles>18</meta:editing-cycles>
    <meta:generator>LibreOffice/6.1.4.2$Windows_x86 LibreOffice_project/9d0f32d1f0b509096fd65e0d4bec26ddd1938fd3</meta:generator>
    <meta:document-statistic meta:table-count="0" meta:image-count="0" meta:object-count="0" meta:page-count="5" meta:paragraph-count="129" meta:word-count="2155" meta:character-count="12157" meta:non-whitespace-character-count="10046"/>
  </office:meta>
</office:document-meta>
</file>